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Stereo uncorrelated pink noise (-20 dBFS RMS, band-limited to 20 Hz -- 20 kHz). This file has been downloaded from <text:a xlink:type="simple" xlink:href="http://www.digido.com/">http://www.digido.com</text:a> (original file name Pink_min_20_dBFS_RMS_uncor_st_441.WAV) and is used with permission by Bob Katz.</text:p>
      <text:p text:style-name="Preformatted_20_Text"/>
      <text:p text:style-name="Preformatted_20_Text">Please verify correctness of the average meter<text:span text:style-name="T2"> </text:span>programmatically<text:span text:style-name="T2"> (0 dB on the <text:s text:c="2"/>K-20 scale </text:span><text:span text:style-name="T1">in RMS mode</text:span><text:span text:style-name="T2">)</text:span>.</text:p>
      <text:p text:style-name="Preformatted_20_Text"/>
      <text:p text:style-name="Preformatted_20_Text"/>
      <text:p text:style-name="Preformatted_20_Text">00:00.000 - 00:15.000 <text:s/>-20 dBFS RMS uncorrelated pink nois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ink_noise_bandlimited.flac</text:p>
      <text:p text:style-name="P2">Host SR: <text:s/>44 100 Hz</text:p>
      <text:p text:style-name="Preformatted_20_Text">Channel: <text:s/>All</text:p>
      <text:p text:style-name="Preformatted_20_Text">Display: <text:s/>[x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01:20:48</dc:date>
    <dc:creator>Martin Zuther</dc:creator>
    <meta:generator>LibreOffice/3.5$Linux_X86_64 LibreOffice_project/350m1$Build-2</meta:generator>
    <meta:editing-duration>PT26M10S</meta:editing-duration>
    <meta:editing-cycles>41</meta:editing-cycles>
    <meta:document-statistic meta:table-count="0" meta:image-count="0" meta:object-count="0" meta:page-count="1" meta:paragraph-count="32" meta:word-count="229" meta:character-count="1735" meta:non-whitespace-character-count="1456"/>
  </office:meta>
</office:document-meta>
</file>